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margin-top="0in" fo:margin-bottom="0.1402in" style:contextual-spacing="true" fo:line-height="200%"/>
    </style:style>
    <style:style style:name="P3" style:family="paragraph" style:parent-style-name="Standard">
      <style:paragraph-properties fo:margin-top="0in" fo:margin-bottom="0.1402in" style:contextual-spacing="true" fo:line-height="200%"/>
      <style:text-properties officeooo:paragraph-rsid="0017f4d7"/>
    </style:style>
    <style:style style:name="P4"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P5" style:family="paragraph" style:parent-style-name="Standard">
      <style:paragraph-properties fo:margin-top="0in" fo:margin-bottom="0.1402in" style:contextual-spacing="true" fo:line-height="200%"/>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5b292" style:font-size-asian="12pt" style:font-name-complex="Times New Roman1" style:font-size-complex="12pt"/>
    </style:style>
    <style:style style:name="T3" style:family="text">
      <style:text-properties style:font-name="Times New Roman" fo:font-size="12pt" officeooo:rsid="00163668" style:font-size-asian="12pt" style:font-name-complex="Times New Roman1" style:font-size-complex="12pt"/>
    </style:style>
    <style:style style:name="T4" style:family="text">
      <style:text-properties style:font-name="Times New Roman" fo:font-size="12pt" officeooo:rsid="0017f4d7" style:font-size-asian="12pt" style:font-name-complex="Times New Roman1" style:font-size-complex="12pt"/>
    </style:style>
    <style:style style:name="T5" style:family="text">
      <style:text-properties style:font-name="Times New Roman" fo:font-size="12pt" officeooo:rsid="00188ab8" style:font-size-asian="12pt" style:font-name-complex="Times New Roman1" style:font-size-complex="12pt"/>
    </style:style>
    <style:style style:name="T6" style:family="text">
      <style:text-properties style:font-name="Times New Roman" fo:font-size="12pt" officeooo:rsid="0018fb9c" style:font-size-asian="12pt" style:font-name-complex="Times New Roman1" style:font-size-complex="12pt"/>
    </style:style>
    <style:style style:name="T7" style:family="text">
      <style:text-properties style:font-name="Times New Roman" fo:font-size="12pt" officeooo:rsid="00192c19" style:font-size-asian="12pt" style:font-name-complex="Times New Roman1" style:font-size-complex="12pt"/>
    </style:style>
    <style:style style:name="T8" style:family="text">
      <style:text-properties officeooo:rsid="0015b2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trick Austin<text:line-break/>CS 202 Project <text:span text:style-name="T8">2</text:span> Documentation</text:p>
      <text:p text:style-name="P1"><text:span text:style-name="T1">Purpose: <text:line-break/>The program </text:span><text:span text:style-name="T2">reads in a</text:span><text:span text:style-name="T1"> text file of unshuffled cards of a specific format </text:span><text:span text:style-name="T2">and a list of players of a specific format. It can then display the unshuffled cards to the screen, shuffle the cards, output the shuffled cards to another data file, as with the previous week's project. But now the program can create a full game state for a game of SCAT at the point immediately after the deal has been completed and display all information about the game state to the console.</text:span></text:p>
      <text:p text:style-name="P2"><text:span text:style-name="T1">Design: <text:line-break/></text:span><text:span text:style-name="T2">The program operations that are carried over from the previous week's assignment have been re-implemented to accommodate the mandated representation of the cards as structs. This means that various aspects of the design have been retooled- what was once the initial 3D array of c-strings is now a 2D array of cards, what was the final 2D array of shuffled c-strings is now a shuffled 1D array of cards, and so forth. That said, all the carry-over options from last week should function pretty much identically for the end user.</text:span></text:p>
      <text:p text:style-name="P2"/>
      <text:p text:style-name="P2"><text:span text:style-name="T2"><text:tab/></text:span><text:span text:style-name="T7">Note that the following names are required for the data files: unshuffled_cards.txt must contain the unshuffled deck, and players.txt must contain the player names. The shuffled deck will be output to shuffled_cards.txt.</text:span></text:p>
      <text:p text:style-name="P2"/>
      <text:p text:style-name="P3"><text:span text:style-name="T2"><text:tab/></text:span><text:span text:style-name="T3">The new option implemented in the program this week relates to the SCAT deal. Overall, this process is handled internally by copying cards out of the shuffled deck and into appropriate positions in game state arrays (player's hands, the stock and discard piles) as the rules of the game specify. </text:span><text:span text:style-name="T4">Information about these arrays is then output to the </text:span><text:soft-page-break/><text:span text:style-name="T4">console. I opted to have a default streamlined display of the most important deal information, with the option for the user to select the full deal diagnostic, which shows the complete </text:span><text:span text:style-name="T6">data member</text:span><text:span text:style-name="T4"> information </text:span><text:span text:style-name="T6">contained for</text:span><text:span text:style-name="T4"> all 52 cards and all 4 players. This is a huge wall of text, so it seemed better not to spit it out to the console by default.</text:span><text:span text:style-name="T2"><text:tab/></text:span></text:p>
      <text:p text:style-name="P3"/>
      <text:p text:style-name="P3"/>
      <text:p text:style-name="P3"><text:span text:style-name="T1">Problems: <text:line-break/></text:span><text:span text:style-name="T4">This week's program turned out to be straightforward. The problems I had, if they can really be called that, mostly pertained to the desire to be fully thorough and consistent about managing all the different data members of the cards at each point in the program. This was especially true for the location data member of each card. In the end I spent some time to go back and initialize all the card and player data members with default values, and to make sure that each card's location was updated at the appropriate times during the game. While maintaining these features was not essential to fully implementing this </text:span><text:span text:style-name="T6">week's </text:span><text:span text:style-name="T4">project, presumably the effort will be worth the while as we expand the program in subsequent weeks.</text:span></text:p>
      <text:p text:style-name="P1"><text:span text:style-name="T1">Possible changes, given more time: <text:line-break/></text:span><text:span text:style-name="T4">Mostly N/A, </text:span><text:span text:style-name="T5">I am happy with the implementation of this program by and large and I was not stressed for time while working on it. For my own edification I am sure it would be interesting to continue implementing the actual play of the game after the initial deal has been completed, and it seems like we will do so as the course continu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7</meta:editing-cycles>
    <meta:creation-date>2014-09-03T01:05:00</meta:creation-date>
    <dc:date>2014-09-10T16:58:15.556867807</dc:date>
    <meta:editing-duration>PT15M9S</meta:editing-duration>
    <meta:generator>LibreOffice/4.2.4.2$Linux_X86_64 LibreOffice_project/420m0$Build-2</meta:generator>
    <meta:document-statistic meta:table-count="0" meta:image-count="0" meta:object-count="0" meta:page-count="2" meta:paragraph-count="7" meta:word-count="536" meta:character-count="3095" meta:non-whitespace-character-count="25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